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35in"/>
    </style:style>
    <style:style style:name="co2" style:family="table-column">
      <style:table-column-properties fo:break-before="auto" style:column-width="1.5846in"/>
    </style:style>
    <style:style style:name="co3" style:family="table-column">
      <style:table-column-properties fo:break-before="auto" style:column-width="1.348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1"/>
    <style:style style:name="ce4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METHOD</text:p>
          </table:table-cell>
          <table:table-cell table:number-columns-repeated="7"/>
        </table:table-row>
        <table:table-row table:style-name="ro1">
          <table:table-cell office:value-type="string">
            <text:p>--&gt; Add Tracker</text:p>
          </table:table-cell>
          <table:table-cell table:number-columns-repeated="7"/>
        </table:table-row>
        <table:table-row table:style-name="ro1">
          <table:table-cell office:value-type="string">
            <text:p>--&gt; Add Reliable Seeder</text:p>
          </table:table-cell>
          <table:table-cell table:number-columns-repeated="7"/>
        </table:table-row>
        <table:table-row table:style-name="ro1">
          <table:table-cell office:value-type="string">
            <text:p>--&gt; Add Leechers</text:p>
          </table:table-cell>
          <table:table-cell table:number-columns-repeated="7"/>
        </table:table-row>
        <table:table-row table:style-name="ro1">
          <table:table-cell office:value-type="string">
            <text:p>--&gt; Send "START" Signal</text:p>
          </table:table-cell>
          <table:table-cell table:number-columns-repeated="7"/>
        </table:table-row>
        <table:table-row table:style-name="ro1">
          <table:table-cell office:value-type="string">
            <text:p>--&gt; Collect Dat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XPERIMENT 1</text:p>
          </table:table-cell>
          <table:table-cell table:style-name="ce1" office:value-type="string">
            <text:p>SLOTS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Churn</text:p>
          </table:table-cell>
          <table:table-cell table:style-name="ce3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Network Size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pload Slots</text:p>
          </table:table-cell>
          <table:table-cell office:value-type="string">
            <text:p>Download Slots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" office:value-type="float" office:value="1979">
            <text:p>1979</text:p>
          </table:table-cell>
          <table:table-cell table:style-name="ce2" office:value-type="float" office:value="31173">
            <text:p>3117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2" office:value-type="float" office:value="1255">
            <text:p>1255</text:p>
          </table:table-cell>
          <table:table-cell table:style-name="ce2" office:value-type="float" office:value="38891">
            <text:p>3889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2" office:value-type="float" office:value="1189">
            <text:p>1189</text:p>
          </table:table-cell>
          <table:table-cell table:style-name="ce2" office:value-type="float" office:value="49331">
            <text:p>493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62501">
            <text:p>6250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89163">
            <text:p>8916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office:value-type="float" office:value="1083">
            <text:p>1083</text:p>
          </table:table-cell>
          <table:table-cell table:style-name="ce2" office:value-type="float" office:value="67095">
            <text:p>6709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1107">
            <text:p>1107</text:p>
          </table:table-cell>
          <table:table-cell table:style-name="ce2" office:value-type="float" office:value="66971">
            <text:p>6697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62501">
            <text:p>6250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 office:value-type="float" office:value="2065">
            <text:p>2065</text:p>
          </table:table-cell>
          <table:table-cell table:style-name="ce2" office:value-type="float" office:value="23965">
            <text:p>2396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2" office:value-type="float" office:value="1395">
            <text:p>1395</text:p>
          </table:table-cell>
          <table:table-cell table:style-name="ce2" office:value-type="float" office:value="35821">
            <text:p>3582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" office:value-type="float" office:value="1273">
            <text:p>1273</text:p>
          </table:table-cell>
          <table:table-cell table:style-name="ce2" office:value-type="float" office:value="52307">
            <text:p>5230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62501">
            <text:p>6250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XPERIMENT 2</text:p>
          </table:table-cell>
          <table:table-cell table:style-name="ce1" office:value-type="string">
            <text:p>NETWORK SIZE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Churn</text:p>
          </table:table-cell>
          <table:table-cell table:style-name="ce3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office:value-type="string">
            <text:p>Maybe others...</text:p>
          </table:table-cell>
          <table:table-cell table:number-columns-repeated="5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office:value-type="string">
            <text:p>Maybe others...</text:p>
          </table:table-cell>
          <table:table-cell table:number-columns-repeated="5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twork Size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style-name="ce2" office:value-type="float" office:value="1126">
            <text:p>1126</text:p>
          </table:table-cell>
          <table:table-cell table:style-name="ce2" office:value-type="float" office:value="62501">
            <text:p>62501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XPERIMENT 3</text:p>
          </table:table-cell>
          <table:table-cell table:style-name="ce1" office:value-type="string">
            <text:p>UPLOAD BANDWIDTH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Churn</text:p>
          </table:table-cell>
          <table:table-cell table:style-name="ce3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pload Bandwidth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EXPERIMENT 4</text:p>
          </table:table-cell>
          <table:table-cell table:style-name="ce1" office:value-type="string">
            <text:p>CHUNK COUNT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Churn</text:p>
          </table:table-cell>
          <table:table-cell table:style-name="ce3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Network Size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hunk Count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table:number-columns-repeated="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XPERIMENT 5</text:p>
          </table:table-cell>
          <table:table-cell table:style-name="ce1" office:value-type="string">
            <text:p>CHURN</text:p>
          </table:table-cell>
          <table:table-cell table:style-name="ce1" office:value-type="string">
            <text:p>Singular Requests</text:p>
          </table:table-cell>
          <table:table-cell table:number-columns-repeated="5"/>
        </table:table-row>
        <table:table-row table:style-name="ro1">
          <table:table-cell office:value-type="string">
            <text:p>Up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wnload Slot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Network Size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office:value-type="string">
            <text:p>Upload Bandwidth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Chunk Count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hunk Size</text:p>
          </table:table-cell>
          <table:table-cell office:value-type="float" office:value="256">
            <text:p>25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hurn</text:p>
          </table:table-cell>
          <table:table-cell office:value-type="string">
            <text:p>Reliable Seeder</text:p>
          </table:table-cell>
          <table:table-cell office:value-type="string">
            <text:p>Time (mS)</text:p>
          </table:table-cell>
          <table:table-cell office:value-type="string">
            <text:p>Messages</text:p>
          </table:table-cell>
          <table:table-cell office:value-type="string">
            <text:p>Seeders</text:p>
          </table:table-cell>
          <table:table-cell office:value-type="string">
            <text:p>Leechers</text:p>
          </table:table-cell>
          <table:table-cell office:value-type="string">
            <text:p>Joins</text:p>
          </table:table-cell>
          <table:table-cell office:value-type="string">
            <text:p>Failures</text:p>
          </table:table-cell>
        </table:table-row>
        <table:table-row table:style-name="ro1">
          <table:table-cell table:style-name="ce3" office:value-type="percentage" office:value="0">
            <text:p>0.00%</text:p>
          </table:table-cell>
          <table:table-cell table:style-name="ce4" office:value-type="boolean" office:boolean-value="true">
            <text:p>TRUE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percentage" office:value="0.1">
            <text:p>10.00%</text:p>
          </table:table-cell>
          <table:table-cell table:style-name="ce4" office:value-type="boolean" office:boolean-value="true">
            <text:p>TRUE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percentage" office:value="0.25">
            <text:p>25.00%</text:p>
          </table:table-cell>
          <table:table-cell table:style-name="ce4" office:value-type="boolean" office:boolean-value="true">
            <text:p>TRUE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percentage" office:value="0.5">
            <text:p>50.00%</text:p>
          </table:table-cell>
          <table:table-cell table:style-name="ce4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style-name="ce3" office:value-type="percentage" office:value="0.1">
            <text:p>10.00%</text:p>
          </table:table-cell>
          <table:table-cell table:style-name="ce4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3" office:value-type="percentage" office:value="0.25">
            <text:p>25.00%</text:p>
          </table:table-cell>
          <table:table-cell table:style-name="ce4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3" office:value-type="percentage" office:value="0.5">
            <text:p>50.00%</text:p>
          </table:table-cell>
          <table:table-cell table:style-name="ce4" office:value-type="boolean" office:boolean-value="false">
            <text:p>FALSE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N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11/06/2009</text:date>, <text:time>22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4T16:25:48</meta:creation-date>
    <meta:generator>OpenOffice.org/3.0$Linux OpenOffice.org_project/300m15$Build-9379</meta:generator>
    <dc:date>2009-11-06T22:20:48</dc:date>
    <meta:editing-duration>PT52H26M02S</meta:editing-duration>
    <meta:editing-cycles>63</meta:editing-cycles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